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left="0.5in" fo:margin-right="0in" fo:text-indent="0in" style:auto-text-indent="false" fo:margin-top="0in" fo:margin-bottom="0in"/>
    </style:style>
    <style:style style:name="P6" style:family="paragraph" style:parent-style-name="Text_20_body" style:list-style-name="L6">
      <style:paragraph-properties fo:margin-left="0.5in" fo:margin-right="0in" fo:text-indent="0in" style:auto-text-indent="false"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January 12, 2023 (03:44: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ave you download, open, compile and execute your very first program,</text:p>
        </text:list-item>
        <text:list-item>
          <text:p text:style-name="P1">To understand how to back-up a program,</text:p>
        </text:list-item>
        <text:list-item>
          <text:p text:style-name="P1">To become familiar with you IDE,</text:p>
        </text:list-item>
        <text:list-item>
          <text:p text:style-name="P1">To introduce you to reading error messages given by your compiler.</text:p>
        </text:list-item>
      </text:list>
      <text:h text:style-name="Heading_20_1" text:outline-level="1"><text:bookmark-start text:name="your-first-program"/>Your First Program<text:bookmark-end text:name="your-first-program"/></text:h>
      <text:p text:style-name="First_20_paragraph">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2" text:outline-level="2"><text:bookmark-start text:name="opening-your-first-program"/>Opening Your First Program<text:bookmark-end text:name="opening-your-first-program"/></text:h>
      <text:list text:style-name="L2">
        <text:list-item>
          <text:p text:style-name="P2">Download <text:a xlink:type="simple" xlink:href="labs/HelloWorld/HelloWorld_Solution.zip" office:name=""><text:span text:style-name="Definition">HelloWorld_Solution.zip</text:span></text:a> and save it on your computer.</text:p>
        </text:list-item>
        <text:list-item>
          <text:p text:style-name="P2"><text:a xlink:type="simple" xlink:href="labs/HelloWorld/../../zip_guide.html#unzipping-files" office:name=""><text:span text:style-name="Definition">Unzip the program file</text:span></text:a><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text:p>
        </text:list-item>
        <text:list-item>
          <text:p text:style-name="P2">Go in the HelloWorld folder that was created.</text:p>
        </text:list-item>
        <text:list-item>
          <text:p text:style-name="P2">Double-click on <text:span text:style-name="NormalTok">HelloWorld_Solution</text:span><text:span text:style-name="OperatorTok">.</text:span><text:span text:style-name="FunctionTok">sln</text:span> file</text:p>
        </text:list-item>
        <text:list-item>
          <text:p text:style-name="P2">Clicking the <text:span text:style-name="OperatorTok">.</text:span><text:span text:style-name="FunctionTok">sln</text:span> file should launch your default C# IDE that <text:a xlink:type="simple" xlink:href="labs/HelloWorld/../../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Definition_20_Term">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Definition_20_Term">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app-center?category=63"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labs/HelloWorld/../../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p text:style-name="Definition_20_Term_20_Tight">Windows/Linux:</text:p>
          <text:p text:style-name="Definition_20_Definition_20_Tight">Ctrl + z</text:p>
          <text:p text:style-name="Definition_20_Term">MacOS:</text:p>
          <text:p text:style-name="Definition_20_Definition">Cmd + z</text:p>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3">
        <text:list-item>
          <text:p text:style-name="P14">Remove the semicolon after <text:span text:style-name="KeywordTok">using</text:span><text:span text:style-name="NormalTok"><text:s text:c="1"/>System</text:span></text:p>
        </text:list-item>
        <text:list-item>
          <text:p text:style-name="P14">Replace <text:span text:style-name="KeywordTok">class</text:span><text:span text:style-name="NormalTok"><text:s text:c="1"/>Program</text:span> with <text:span text:style-name="KeywordTok">class</text:span><text:span text:style-name="NormalTok"><text:s text:c="1"/>TestOne</text:span></text:p>
        </text:list-item>
        <text:list-item>
          <text:p text:style-name="P14">Remove the brace (or “curly bracket”, i.e., the <text:span text:style-name="OperatorTok">}</text:span> symbol) at the last line.</text:p>
        </text:list-item>
        <text:list-item>
          <text:p text:style-name="P14">Add three new lines at the end of the file</text:p>
        </text:list-item>
        <text:list-item>
          <text:p text:style-name="P14">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4">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4">Add a new line between <text:span text:style-name="NormalTok">Console</text:span><text:span text:style-name="OperatorTok">.</text:span> and <text:span text:style-name="NormalTok">WriteLine</text:span></text:p>
        </text:list-item>
        <text:list-item>
          <text:p text:style-name="P14">Add a new line between <text:span text:style-name="NormalTok">WriteLine</text:span> and <text:span text:style-name="OperatorTok">(</text:span></text:p>
        </text:list-item>
        <text:list-item>
          <text:p text:style-name="P14">Add a new line between <text:span text:style-name="NormalTok">Write</text:span> and <text:span text:style-name="NormalTok">Line</text:span></text:p>
        </text:list-item>
        <text:list-item>
          <text:p text:style-name="P14">Replace <text:span text:style-name="FunctionTok">Main</text:span><text:span text:style-name="OperatorTok">()</text:span> with <text:span text:style-name="FunctionTok">Method</text:span><text:span text:style-name="OperatorTok">()</text:span></text:p>
        </text:list-item>
        <text:list-item>
          <text:p text:style-name="P14">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29Z</meta:creation-date>
    <dc:date>2023-01-12T20:45:29Z</dc:date>
    <meta:user-defined meta:name="date" meta:value-type="string">January  12, 2023 (03:44: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